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 style:data-style-name="N10153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 style:data-style-name="N20149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 style:data-style-name="N30104">
      <style:table-cell-properties fo:padding="0.097cm" fo:border="0.5pt solid #000000"/>
    </style:style>
    <style:style style:name="Table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1.C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Heading">
      <style:text-properties fo:language="de" fo:country="AT" officeooo:rsid="0027a292" officeooo:paragraph-rsid="001882e5"/>
    </style:style>
    <style:style style:name="P2" style:family="paragraph" style:parent-style-name="Table_20_Heading">
      <style:text-properties officeooo:paragraph-rsid="001882e5"/>
    </style:style>
    <style:style style:name="P3" style:family="paragraph" style:parent-style-name="Table_20_Heading">
      <style:text-properties fo:language="en" fo:country="US" officeooo:rsid="0027a292" officeooo:paragraph-rsid="001882e5"/>
    </style:style>
    <style:style style:name="P4" style:family="paragraph" style:parent-style-name="Table_20_Contents">
      <style:text-properties fo:language="de" fo:country="AT" officeooo:paragraph-rsid="001882e5"/>
    </style:style>
    <style:style style:name="P5" style:family="paragraph" style:parent-style-name="Standard">
      <style:text-properties officeooo:paragraph-rsid="001882e5"/>
    </style:style>
    <style:style style:name="T1" style:family="text">
      <style:text-properties fo:language="hu" fo:country="HU" officeooo:rsid="0027a292"/>
    </style:style>
    <style:style style:name="T2" style:family="text">
      <style:text-properties fo:language="hu" fo:country="HU" officeooo:rsid="001bc1bd"/>
    </style:style>
    <style:style style:name="T3" style:family="text">
      <style:text-properties officeooo:rsid="001bc1bd"/>
    </style:style>
    <number:number-style style:name="N0">
      <number:number number:min-integer-digits="1"/>
    </number:number-style>
    <number:currency-style style:name="N3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0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currency" office:currency="EUR" office:value="100">
              <text:p text:style-name="P1">€ 100,00</text:p>
            </table:table-cell>
            <table:table-cell table:style-name="Table1.B1" office:value-type="currency" office:currency="HUF" office:value="200">
              <text:p text:style-name="P2"><text:span text:style-name="T1">20</text:span><text:span text:style-name="T2">0</text:span><text:span text:style-name="T1">,00 Ft</text:span></text:p>
            </table:table-cell>
            <table:table-cell table:style-name="Table1.C1" office:value-type="currency" office:currency="USD" office:value="300">
              <text:p text:style-name="P3">$300.00</text:p>
            </table:table-cell>
          </table:table-row>
        </table:table-header-rows>
        <table:table-row>
          <table:table-cell table:style-name="Table1.A2" office:value-type="float" office:value="100">
            <text:p text:style-name="P4">100</text:p>
          </table:table-cell>
          <table:table-cell table:style-name="Table1.A2" office:value-type="float" office:value="200">
            <text:p text:style-name="P4">20<text:span text:style-name="T3">0</text:span></text:p>
          </table:table-cell>
          <table:table-cell table:style-name="Table1.C2" office:value-type="float" office:value="300">
            <text:p text:style-name="P4">30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</number:currency-style>
    <number:currency-style style:name="N11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  <style:map style:condition="value()&gt;=0" style:apply-style-name="N118P0"/>
    </number:currency-style>
    <number:number-style style:name="N10114" number:language="de" number:country="AT" loext:transliteration-spellout="HUF" number:transliteration-language="de" number:transliteration-country="AT">
      <number:number number:decimal-places="0" number:min-decimal-places="0" number:min-integer-digits="1"/>
    </number:number-style>
    <number:number-style style:name="N10115" number:language="de" number:country="AT" loext:transliteration-spellout="HUF" number:transliteration-language="de" number:transliteration-country="AT">
      <number:number number:decimal-places="2" number:min-decimal-places="2" number:min-integer-digits="1"/>
    </number:number-style>
    <number:number-style style:name="N10116" number:language="de" number:country="AT" loext:transliteration-spellout="upper HUF" number:transliteration-language="de" number:transliteration-country="AT">
      <number:number number:decimal-places="0" number:min-decimal-places="0" number:min-integer-digits="1"/>
    </number:number-style>
    <number:number-style style:name="N10117" number:language="de" number:country="AT" loext:transliteration-spellout="upper HUF" number:transliteration-language="de" number:transliteration-country="AT">
      <number:number number:decimal-places="2" number:min-decimal-places="2" number:min-integer-digits="1"/>
    </number:number-style>
    <number:date-style style:name="N10118" number:language="de" number:country="AT" loext:transliteration-spellout="MMMM=abbreviation" number:transliteration-language="de" number:transliteration-country="AT">
      <number:year number:style="long"/>
      <number:text>. </number:text>
      <number:month number:style="long" number:textual="true"/>
      <number:text> </number:text>
      <number:day/>
      <number:text>.</number:text>
    </number:date-style>
    <number:date-style style:name="N10119" number:language="de" number:country="AT" loext:transliteration-spellout="D=possessive" number:transliteration-language="de" number:transliteration-country="AT">
      <number:year number:style="long"/>
      <number:text>. </number:text>
      <number:month number:style="long" number:textual="true"/>
      <number:text> </number:text>
      <number:day/>
    </number:date-style>
    <number:date-style style:name="N10120" number:language="de" number:country="AT" loext:transliteration-spellout="D=possessive-superessive" number:transliteration-language="de" number:transliteration-country="AT">
      <number:year number:style="long"/>
      <number:text>. </number:text>
      <number:month number:style="long" number:textual="true"/>
      <number:text> </number:text>
      <number:day/>
    </number:date-style>
    <number:date-style style:name="N10121" number:language="de" number:country="AT" loext:transliteration-spellout="D=possessive-ablative" number:transliteration-language="de" number:transliteration-country="AT">
      <number:year number:style="long"/>
      <number:text>. </number:text>
      <number:month number:style="long" number:textual="true"/>
      <number:text> </number:text>
      <number:day/>
    </number:date-style>
    <number:date-style style:name="N10122" number:language="de" number:country="AT" loext:transliteration-spellout="D=possessive-terminative" number:transliteration-language="de" number:transliteration-country="AT">
      <number:year number:style="long"/>
      <number:text>. </number:text>
      <number:month number:style="long" number:textual="true"/>
      <number:text> </number:text>
      <number:day/>
    </number:date-style>
    <number:date-style style:name="N10123" number:language="de" number:country="AT" loext:transliteration-spellout="D=possessive-adjective" number:transliteration-language="de" number:transliteration-country="AT">
      <number:year number:style="long"/>
      <number:text>. </number:text>
      <number:month number:style="long" number:textual="true"/>
      <number:text> </number:text>
      <number:day/>
    </number:date-style>
    <number:date-style style:name="N10124" number:language="de" number:country="AT" loext:transliteration-spellout="D=possessive-superessive,NNN=superessive" number:transliteration-language="de" number:transliteration-country="AT">
      <number:year number:style="long"/>
      <number:text>. </number:text>
      <number:month number:style="long" number:textual="true"/>
      <number:text> </number:text>
      <number:day/>
      <number:text>, </number:text>
      <number:day-of-week number:style="long"/>
    </number:date-style>
    <number:date-style style:name="N10125" number:language="de" number:country="AT" loext:transliteration-spellout="D=possessive" number:transliteration-language="de" number:transliteration-country="AT">
      <number:month number:style="long" number:textual="true"/>
      <number:text> </number:text>
      <number:day/>
    </number:date-style>
    <number:date-style style:name="N10126" number:language="de" number:country="AT" loext:transliteration-spellout="D=possessive-superessive" number:transliteration-language="de" number:transliteration-country="AT">
      <number:month number:style="long" number:textual="true"/>
      <number:text> </number:text>
      <number:day/>
    </number:date-style>
    <number:date-style style:name="N10127" number:language="de" number:country="AT" loext:transliteration-spellout="D=possessive-ablative" number:transliteration-language="de" number:transliteration-country="AT">
      <number:month number:style="long" number:textual="true"/>
      <number:text> </number:text>
      <number:day/>
    </number:date-style>
    <number:date-style style:name="N10128" number:language="de" number:country="AT" loext:transliteration-spellout="D=possessive-terminative" number:transliteration-language="de" number:transliteration-country="AT">
      <number:month number:style="long" number:textual="true"/>
      <number:text> </number:text>
      <number:day/>
    </number:date-style>
    <number:date-style style:name="N10129" number:language="de" number:country="AT" loext:transliteration-spellout="MMMM=article,D=possessive-adjective" number:transliteration-language="de" number:transliteration-country="AT">
      <number:month number:style="long" number:textual="true"/>
      <number:text> </number:text>
      <number:day/>
    </number:date-style>
    <number:date-style style:name="N10130" number:language="de" number:country="AT" loext:transliteration-spellout="MMMM=capitalize article,D=possessive-adjective" number:transliteration-language="de" number:transliteration-country="AT">
      <number:month number:style="long" number:textual="true"/>
      <number:text> </number:text>
      <number:day/>
    </number:date-style>
    <number:date-style style:name="N10131" number:language="de" number:country="AT" loext:transliteration-spellout="MMMM=article,D=adjective" number:transliteration-language="de" number:transliteration-country="AT">
      <number:month number:style="long" number:textual="true"/>
      <number:text> </number:text>
      <number:day/>
    </number:date-style>
    <number:date-style style:name="N10132" number:language="de" number:country="AT" loext:transliteration-spellout="MMMM=capitalize article,D=adjective" number:transliteration-language="de" number:transliteration-country="AT">
      <number:month number:style="long" number:textual="true"/>
      <number:text> </number:text>
      <number:day/>
    </number:date-style>
    <number:date-style style:name="N10133" number:language="de" number:country="AT" loext:transliteration-spellout="MMMM=article" number:transliteration-language="de" number:transliteration-country="AT">
      <number:month number:style="long" number:textual="true"/>
      <number:text>i</number:text>
    </number:date-style>
    <number:date-style style:name="N10134" number:language="de" number:country="AT" loext:transliteration-spellout="MMMM=capitalize article" number:transliteration-language="de" number:transliteration-country="AT">
      <number:month number:style="long" number:textual="true"/>
      <number:text>i</number:text>
    </number:date-style>
    <number:date-style style:name="N10135" number:language="de" number:country="AT" loext:transliteration-spellout="superessive" number:transliteration-language="de" number:transliteration-country="AT">
      <number:day-of-week number:style="long"/>
    </number:date-style>
    <number:date-style style:name="N10136" number:language="de" number:country="AT" loext:transliteration-spellout="ablative" number:transliteration-language="de" number:transliteration-country="AT">
      <number:day-of-week number:style="long"/>
    </number:date-style>
    <number:date-style style:name="N10137" number:language="de" number:country="AT" loext:transliteration-spellout="terminative" number:transliteration-language="de" number:transliteration-country="AT">
      <number:day-of-week number:style="long"/>
    </number:date-style>
    <number:date-style style:name="N10138" number:language="de" number:country="AT" loext:transliteration-spellout="inessive" number:transliteration-language="de" number:transliteration-country="AT">
      <number:year number:style="long"/>
    </number:date-style>
    <number:date-style style:name="N10139" number:language="de" number:country="AT" loext:transliteration-spellout="ablative" number:transliteration-language="de" number:transliteration-country="AT">
      <number:year number:style="long"/>
    </number:date-style>
    <number:date-style style:name="N10140" number:language="de" number:country="AT" loext:transliteration-spellout="article" number:transliteration-language="de" number:transliteration-country="AT">
      <number:month number:style="long" number:textual="true"/>
    </number:date-style>
    <number:date-style style:name="N10141" number:language="de" number:country="AT" loext:transliteration-spellout="capitalize article" number:transliteration-language="de" number:transliteration-country="AT">
      <number:month number:style="long" number:textual="true"/>
    </number:date-style>
    <number:date-style style:name="N10142" number:language="de" number:country="AT" loext:transliteration-spellout="inessive" number:transliteration-language="de" number:transliteration-country="AT">
      <number:month number:style="long" number:textual="true"/>
    </number:date-style>
    <number:date-style style:name="N10143" number:language="de" number:country="AT" loext:transliteration-spellout="article inessive" number:transliteration-language="de" number:transliteration-country="AT">
      <number:month number:style="long" number:textual="true"/>
    </number:date-style>
    <number:date-style style:name="N10144" number:language="de" number:country="AT" loext:transliteration-spellout="capitalize article inessive" number:transliteration-language="de" number:transliteration-country="AT">
      <number:month number:style="long" number:textual="true"/>
    </number:date-style>
    <number:date-style style:name="N10145" number:language="de" number:country="AT" loext:transliteration-spellout="ablative" number:transliteration-language="de" number:transliteration-country="AT">
      <number:month number:style="long" number:textual="true"/>
    </number:date-style>
    <number:date-style style:name="N10146" number:language="de" number:country="AT" loext:transliteration-spellout="article ablative" number:transliteration-language="de" number:transliteration-country="AT">
      <number:month number:style="long" number:textual="true"/>
    </number:date-style>
    <number:date-style style:name="N10147" number:language="de" number:country="AT" loext:transliteration-spellout="capitalize article ablative" number:transliteration-language="de" number:transliteration-country="AT">
      <number:month number:style="long" number:textual="true"/>
    </number:date-style>
    <number:date-style style:name="N10148" number:language="de" number:country="AT" loext:transliteration-spellout="MMMM=possessive-inessive" number:transliteration-language="de" number:transliteration-country="AT">
      <number:year number:style="long"/>
      <number:text> </number:text>
      <number:month number:style="long" number:textual="true"/>
    </number:date-style>
    <number:date-style style:name="N10149" number:language="de" number:country="AT" loext:transliteration-spellout="MMMM=possessive-ablative" number:transliteration-language="de" number:transliteration-country="AT">
      <number:year number:style="long"/>
      <number:text> </number:text>
      <number:month number:style="long" number:textual="true"/>
    </number:date-style>
    <number:date-style style:name="N10150" number:language="de" number:country="AT" loext:transliteration-spellout="MMMM=possessive-terminative" number:transliteration-language="de" number:transliteration-country="AT">
      <number:year number:style="long"/>
      <number:text> </number:text>
      <number:month number:style="long" number:textual="true"/>
    </number:date-style>
    <number:date-style style:name="N10151" number:language="de" number:country="AT" loext:transliteration-spellout="ordinal year" number:transliteration-language="de" number:transliteration-country="AT">
      <number:year number:style="long"/>
    </number:date-style>
    <number:currency-style style:name="N10153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53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53P0"/>
    </number:currency-style>
    <number:currency-style style:name="N20149P0" style:volatile="true" number:language="hu" number:country="HU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20149" number:language="hu" number:country="H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20149P0"/>
    </number:currency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Dev/25.8.0.0.alpha0$Linux_X86_64 LibreOffice_project/39451a1e81062ef3b0cd9c207a0f5e9320d45e8e</meta:generator>
    <dc:date>2025-02-26T12:35:35.655183867</dc:date>
    <meta:editing-duration>PT4M49S</meta:editing-duration>
    <meta:editing-cycles>4</meta:editing-cycles>
    <meta:document-statistic meta:table-count="1" meta:image-count="0" meta:object-count="0" meta:page-count="1" meta:paragraph-count="6" meta:word-count="8" meta:character-count="33" meta:non-whitespace-character-count="31"/>
  </office:meta>
</office:document-meta>
</file>